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dVolumen</text:p>
          </table:table-cell>
          <table:table-cell office:value-type="string" calcext:value-type="string">
            <text:p>Masa</text:p>
          </table:table-cell>
          <table:table-cell office:value-type="string" calcext:value-type="string">
            <text:p>dMasa</text:p>
          </table:table-cell>
          <table:table-cell office:value-type="string" calcext:value-type="string">
            <text:p>Densidad</text:p>
          </table:table-cell>
          <table:table-cell office:value-type="string" calcext:value-type="string">
            <text:p>dDensidad</text:p>
          </table:table-cell>
          <table:table-cell table:number-columns-repeated="2"/>
          <table:table-cell office:value-type="string" calcext:value-type="string">
            <text:p>Masa redux</text:p>
          </table:table-cell>
          <table:table-cell office:value-type="string" calcext:value-type="string">
            <text:p>dMasa</text:p>
          </table:table-cell>
        </table:table-row>
        <table:table-row table:style-name="ro2">
          <table:table-cell office:value-type="string" calcext:value-type="string">
            <text:p>Aluminio</text:p>
          </table:table-cell>
          <table:table-cell office:value-type="float" office:value="5.62" calcext:value-type="float">
            <text:p>5,62</text:p>
          </table:table-cell>
          <table:table-cell office:value-type="float" office:value="1.99" calcext:value-type="float">
            <text:p>1,99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,005</text:p>
          </table:table-cell>
          <table:table-cell table:formula="of:=[.D2]*[.B2]*[.C2]" office:value-type="float" office:value="22.3676" calcext:value-type="float">
            <text:p>22,3676</text:p>
          </table:table-cell>
          <table:table-cell table:formula="of:=SQRT([.E2]*[.E2]*([.B2]*[.B2]*[.C2]*[.C2]+[.B2]*[.B2]*[.D2]*[.D2]+[.C2]*[.C2]*[.D2]*[.D2]))" office:value-type="float" office:value="0.081739736731898" calcext:value-type="float">
            <text:p>0,0817397367</text:p>
          </table:table-cell>
          <table:table-cell office:value-type="float" office:value="60.024" calcext:value-type="float">
            <text:p>60,024</text:p>
          </table:table-cell>
          <table:table-cell office:value-type="float" office:value="0.0005" calcext:value-type="float">
            <text:p>0,0005</text:p>
          </table:table-cell>
          <table:table-cell table:formula="of:=[.H2]/[.F2]" office:value-type="float" office:value="2.68352438348325" calcext:value-type="float">
            <text:p>2,6835243835</text:p>
          </table:table-cell>
          <table:table-cell table:formula="of:=SQRT(           [.I2]*[.I2]/([.F2]*[.F2])  +  [.H2]*[.H2]*[.G2]*[.G2]/([.F2]*[.F2]*[.F2]*[.F2])                  )" office:value-type="float" office:value="0.00980664651025696" calcext:value-type="float">
            <text:p>0,009806646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0005" calcext:value-type="float">
            <text:p>0,0005</text:p>
          </table:table-cell>
        </table:table-row>
        <table:table-row table:style-name="ro2">
          <table:table-cell office:value-type="string" calcext:value-type="string">
            <text:p>Hierro</text:p>
          </table:table-cell>
          <table:table-cell office:value-type="float" office:value="2" calcext:value-type="float">
            <text:p>2</text:p>
          </table:table-cell>
          <table:table-cell office:value-type="float" office:value="1.95" calcext:value-type="float">
            <text:p>1,95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,005</text:p>
          </table:table-cell>
          <table:table-cell table:formula="of:=[.D3]*[.B3]*[.C3]" office:value-type="float" office:value="7.8" calcext:value-type="float">
            <text:p>7,8</text:p>
          </table:table-cell>
          <table:table-cell table:formula="of:=SQRT([.E3]*[.E3]*([.B3]*[.B3]*[.C3]*[.C3]+[.B3]*[.B3]*[.D3]*[.D3]+[.C3]*[.C3]*[.D3]*[.D3]))" office:value-type="float" office:value="0.0340661121937917" calcext:value-type="float">
            <text:p>0,0340661122</text:p>
          </table:table-cell>
          <table:table-cell office:value-type="float" office:value="60.05" calcext:value-type="float">
            <text:p>60,05</text:p>
          </table:table-cell>
          <table:table-cell office:value-type="float" office:value="0.0005" calcext:value-type="float">
            <text:p>0,0005</text:p>
          </table:table-cell>
          <table:table-cell table:formula="of:=[.H3]/[.F3]" office:value-type="float" office:value="7.69871794871795" calcext:value-type="float">
            <text:p>7,6987179487</text:p>
          </table:table-cell>
          <table:table-cell table:formula="of:=SQRT(           [.I3]*[.I3]/([.F3]*[.F3])  +  [.H3]*[.H3]*[.G3]*[.G3]/([.F3]*[.F3]*[.F3]*[.F3])                  )" office:value-type="float" office:value="0.0336238289750518" calcext:value-type="float">
            <text:p>0,033623829</text:p>
          </table:table-cell>
          <table:table-cell table:number-columns-repeated="2"/>
          <table:table-cell office:value-type="float" office:value="52.07" calcext:value-type="float">
            <text:p>52,07</text:p>
          </table:table-cell>
          <table:table-cell office:value-type="float" office:value="0.0005" calcext:value-type="float">
            <text:p>0,0005</text:p>
          </table:table-cell>
        </table:table-row>
        <table:table-row table:style-name="ro1">
          <table:table-cell office:value-type="string" calcext:value-type="string">
            <text:p>Laton</text:p>
          </table:table-cell>
          <table:table-cell office:value-type="float" office:value="1.98" calcext:value-type="float">
            <text:p>1,98</text:p>
          </table:table-cell>
          <table:table-cell office:value-type="float" office:value="1.8" calcext:value-type="float">
            <text:p>1,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,005</text:p>
          </table:table-cell>
          <table:table-cell table:formula="of:=[.D4]*[.B4]*[.C4]" office:value-type="float" office:value="7.128" calcext:value-type="float">
            <text:p>7,128</text:p>
          </table:table-cell>
          <table:table-cell table:formula="of:=SQRT([.E4]*[.E4]*([.B4]*[.B4]*[.C4]*[.C4]+[.B4]*[.B4]*[.D4]*[.D4]+[.C4]*[.C4]*[.D4]*[.D4]))" office:value-type="float" office:value="0.032149531878396" calcext:value-type="float">
            <text:p>0,0321495319</text:p>
          </table:table-cell>
          <table:table-cell office:value-type="float" office:value="60.009" calcext:value-type="float">
            <text:p>60,009</text:p>
          </table:table-cell>
          <table:table-cell office:value-type="float" office:value="0.0005" calcext:value-type="float">
            <text:p>0,0005</text:p>
          </table:table-cell>
          <table:table-cell table:formula="of:=[.H4]/[.F4]" office:value-type="float" office:value="8.41877104377104" calcext:value-type="float">
            <text:p>8,4187710438</text:p>
          </table:table-cell>
          <table:table-cell table:formula="of:=SQRT(           [.I4]*[.I4]/([.F4]*[.F4])  +  [.H4]*[.H4]*[.G4]*[.G4]/([.F4]*[.F4]*[.F4]*[.F4])                  )" office:value-type="float" office:value="0.037971381857891" calcext:value-type="float">
            <text:p>0,0379713819</text:p>
          </table:table-cell>
          <table:table-cell table:number-columns-repeated="2"/>
          <table:table-cell office:value-type="float" office:value="53.13" calcext:value-type="float">
            <text:p>53,13</text:p>
          </table:table-cell>
          <table:table-cell office:value-type="float" office:value="0.0005" calcext:value-type="float">
            <text:p>0,0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4:49:44.370952377</meta:creation-date>
    <dc:date>2017-04-28T15:54:41.286749471</dc:date>
    <meta:editing-duration>PT2M16S</meta:editing-duration>
    <meta:editing-cycles>1</meta:editing-cycles>
    <meta:document-statistic meta:table-count="1" meta:cell-count="51" meta:object-count="0"/>
    <meta:generator>LibreOffice/4.1.6.2$Linux_X86_64 LibreOffice_project/410m0$Build-2</meta:generator>
  </office:meta>
</office:document-meta>
</file>